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" style:font-pitch="fixed"/>
    <style:font-face style:name="Comic Sans MS" svg:font-family="'Comic Sans MS'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1395c3d" officeooo:paragraph-rsid="01395c3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d63f8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099214" officeooo:paragraph-rsid="0047db6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814a9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86ac2f" officeooo:paragraph-rsid="00f305f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152bc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48bc91" style:font-size-asian="12pt" style:font-size-complex="12pt"/>
    </style:style>
    <style:style style:name="P17" style:family="paragraph" style:parent-style-name="Standard">
      <style:text-properties style:use-window-font-color="true" loext:opacity="0%" style:font-name="Cascadia Mono" fo:font-size="12pt" fo:language="es" fo:country="ES" officeooo:paragraph-rsid="0048bc9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48bc9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16c626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d8447e" officeooo:paragraph-rsid="00d8447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7db6d" officeooo:paragraph-rsid="0047db6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602ae5" officeooo:paragraph-rsid="00602ae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be97e" officeooo:paragraph-rsid="002be97e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f01e0" officeooo:paragraph-rsid="005f01e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7225f" officeooo:paragraph-rsid="0057225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d565" officeooo:paragraph-rsid="0059d565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e914" officeooo:paragraph-rsid="005c7535" style:font-size-asian="12pt" style:font-size-complex="12pt"/>
    </style:style>
    <style:style style:name="P28" style:family="paragraph" style:parent-style-name="Standard">
      <style:text-properties style:use-window-font-color="true" loext:opacity="0%" style:font-name="Cascadia Mono" fo:font-size="12pt" fo:language="es" fo:country="ES" officeooo:rsid="014ffefd" officeooo:paragraph-rsid="014ffefd" style:font-size-asian="12pt" style:font-size-complex="12pt"/>
    </style:style>
    <style:style style:name="P29" style:family="paragraph" style:parent-style-name="Standard">
      <style:text-properties style:use-window-font-color="true" loext:opacity="0%" style:font-name="Cascadia Mono" fo:font-size="12pt" fo:language="es" fo:country="ES" officeooo:paragraph-rsid="010dc51e" style:font-size-asian="12pt" style:font-size-complex="12pt"/>
    </style:style>
    <style:style style:name="P30" style:family="paragraph" style:parent-style-name="Standard">
      <style:text-properties style:use-window-font-color="true" loext:opacity="0%"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31" style:family="paragraph" style:parent-style-name="Standard">
      <style:text-properties style:use-window-font-color="true" loext:opacity="0%" style:font-name="Cascadia Mono" fo:font-size="10pt" fo:language="es" fo:country="ES" fo:font-style="italic" officeooo:rsid="004deda0" officeooo:paragraph-rsid="00f7ed93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33" style:family="paragraph" style:parent-style-name="Standard">
      <style:text-properties style:use-window-font-color="true" loext:opacity="0%" style:font-name="Libre Franklin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41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14ffefd" officeooo:paragraph-rsid="010dc51e" style:text-blinking="false" fo:background-color="transparent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44" style:family="paragraph" style:parent-style-name="Standard">
      <style:text-properties style:font-name="Cascadia Mono" fo:language="es" fo:country="ES" officeooo:paragraph-rsid="00f7ed93"/>
    </style:style>
    <style:style style:name="P45" style:family="paragraph" style:parent-style-name="Standard">
      <style:text-properties style:font-name="Cascadia Mono" fo:language="es" fo:country="ES" fo:font-style="italic" officeooo:paragraph-rsid="00f7ed93" style:font-style-asian="italic" style:font-style-complex="italic"/>
    </style:style>
    <style:style style:name="P46" style:family="paragraph" style:parent-style-name="Standard">
      <style:text-properties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47" style:family="paragraph" style:parent-style-name="Standard">
      <style:text-properties fo:color="#ff0000" loext:opacity="100%" style:font-name="Libre Franklin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48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0f7ed93" style:font-size-asian="11pt" style:font-style-asian="normal" style:font-size-complex="11pt" style:font-style-complex="normal"/>
    </style:style>
    <style:style style:name="P49" style:family="paragraph" style:parent-style-name="Standard">
      <style:text-properties fo:color="#808080" loext:opacity="100%"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re Franklin" fo:language="es" fo:country="ES" officeooo:paragraph-rsid="00f7ed93"/>
    </style:style>
    <style:style style:name="P51" style:family="paragraph" style:parent-style-name="Standard">
      <style:text-properties style:font-name="Libre Franklin" fo:language="es" fo:country="ES" officeooo:paragraph-rsid="00fe1b5d"/>
    </style:style>
    <style:style style:name="P52" style:family="paragraph" style:parent-style-name="Standard">
      <style:text-properties style:font-name="Libre Franklin" fo:font-size="12pt" fo:language="es" fo:country="ES" fo:font-style="normal" officeooo:paragraph-rsid="0130d7a6" style:font-size-asian="12pt" style:font-style-asian="normal" style:font-size-complex="12pt" style:font-style-complex="normal"/>
    </style:style>
    <style:style style:name="P53" style:family="paragraph" style:parent-style-name="Standard">
      <style:text-properties style:font-name="Libre Franklin" fo:font-size="12pt" fo:language="es" fo:country="ES" officeooo:paragraph-rsid="00f7ed93" style:font-size-asian="12pt" style:font-size-complex="12pt"/>
    </style:style>
    <style:style style:name="P54" style:family="paragraph" style:parent-style-name="Standard">
      <style:text-properties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55" style:family="paragraph" style:parent-style-name="Standard">
      <style:text-properties style:font-name="Libre Franklin SemiBold" fo:language="es" fo:country="ES" officeooo:paragraph-rsid="00fe1b5d"/>
    </style:style>
    <style:style style:name="P56" style:family="paragraph" style:parent-style-name="Standard">
      <style:text-properties style:font-name="Libre Franklin SemiBold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099214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099214" officeooo:paragraph-rsid="000d63f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f305fd" officeooo:paragraph-rsid="0048bc91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4ffefd" officeooo:paragraph-rsid="0156349f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814a9f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156349f" officeooo:paragraph-rsid="0156349f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16c626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8c210f" officeooo:paragraph-rsid="008c210f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e914" officeooo:paragraph-rsid="005c7535" style:font-size-asian="12pt" style:font-size-complex="12pt"/>
    </style:style>
    <style:style style:name="P68" style:family="paragraph" style:parent-style-name="Standard">
      <style:text-properties style:use-window-font-color="true" loext:opacity="0%" style:font-name="Libre Franklin" fo:font-size="10pt" fo:language="es" fo:country="ES" fo:font-style="normal" officeooo:rsid="0048205f" officeooo:paragraph-rsid="00f7ed93" style:font-size-asian="8.75pt" style:font-style-asian="normal" style:font-size-complex="10pt" style:font-style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08dd4d" officeooo:paragraph-rsid="00e13195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71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31aff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style:text-underline-style="none" fo:font-weight="normal" officeooo:rsid="00ca7a8f" officeooo:paragraph-rsid="01360cb8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style:text-underline-style="none" fo:font-weight="normal" officeooo:rsid="00ca7a8f" officeooo:paragraph-rsid="0131aff9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style:font-name="Libre Franklin" fo:font-size="11pt" fo:language="es" fo:country="ES" officeooo:paragraph-rsid="00e13195" style:font-size-asian="11pt" style:font-size-complex="11pt"/>
    </style:style>
    <style:style style:name="P75" style:family="paragraph" style:parent-style-name="Standard">
      <style:text-properties fo:font-variant="normal" fo:text-transform="none" style:font-name="Libre Franklin" fo:font-size="11pt" fo:language="es" fo:country="ES" fo:font-weight="normal" officeooo:paragraph-rsid="00e13195" style:font-size-asian="11pt" style:font-weight-asian="normal" style:font-size-complex="11pt"/>
    </style:style>
    <style:style style:name="P76" style:family="paragraph" style:parent-style-name="Standard">
      <style:text-properties fo:color="#ff0000" loext:opacity="100%" style:font-name="Libre Franklin" fo:font-size="11pt" fo:language="es" fo:country="ES" officeooo:paragraph-rsid="00e4a515" style:font-size-asian="11pt" style:font-size-complex="11pt"/>
    </style:style>
    <style:style style:name="P77" style:family="paragraph" style:parent-style-name="Standard">
      <style:text-properties fo:color="#ff0000" loext:opacity="100%" style:font-name="Libre Franklin" fo:font-size="11pt" fo:language="es" fo:country="ES" officeooo:paragraph-rsid="00e13195" style:font-size-asian="11pt" style:font-size-complex="11pt"/>
    </style:style>
    <style:style style:name="P78" style:family="paragraph" style:parent-style-name="Standard">
      <style:text-properties fo:color="#ff0000" loext:opacity="100%" style:font-name="Libre Franklin" fo:font-size="11pt" fo:language="es" fo:country="ES" officeooo:paragraph-rsid="01344015" style:font-size-asian="11pt" style:font-size-complex="11pt"/>
    </style:style>
    <style:style style:name="P79" style:family="paragraph" style:parent-style-name="Standard">
      <style:text-properties fo:color="#ff0000" loext:opacity="100%" style:font-name="Libre Franklin" fo:font-size="11pt" fo:language="es" fo:country="ES" officeooo:paragraph-rsid="01360cb8" style:font-size-asian="11pt" style:font-size-complex="11pt"/>
    </style:style>
    <style:style style:name="P80" style:family="paragraph" style:parent-style-name="Standard">
      <style:text-properties fo:color="#ff0000" loext:opacity="100%" style:font-name="Libre Franklin" fo:font-size="12pt" fo:language="es" fo:country="ES" fo:font-style="normal" officeooo:rsid="001b2359" officeooo:paragraph-rsid="0130d7a6" style:font-size-asian="10.5pt" style:font-style-asian="normal" style:font-size-complex="12pt" style:font-style-complex="normal"/>
    </style:style>
    <style:style style:name="P81" style:family="paragraph" style:parent-style-name="Standard">
      <style:text-properties fo:color="#ff0000" loext:opacity="100%" style:font-name="Libre Franklin" fo:font-size="12pt" fo:language="es" fo:country="ES" officeooo:paragraph-rsid="00e4a515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4pt" fo:language="es" fo:country="ES" fo:font-style="normal" fo:font-weight="normal" officeooo:rsid="00187abd" officeooo:paragraph-rsid="00f7ed93" style:font-size-asian="14pt" style:font-weight-asian="normal" style:font-size-complex="14pt" style:font-weight-complex="normal"/>
    </style:style>
    <style:style style:name="P83" style:family="paragraph" style:parent-style-name="Standard">
      <style:text-properties fo:color="#ff0000" loext:opacity="100%" style:font-name="Libre Franklin Medium" fo:font-size="11pt" fo:language="es" fo:country="ES" fo:font-style="normal" officeooo:rsid="00199ac8" officeooo:paragraph-rsid="00fe1b5d" style:font-size-asian="11pt" style:font-style-asian="normal" style:font-size-complex="11pt" style:font-style-complex="normal"/>
    </style:style>
    <style:style style:name="P84" style:family="paragraph" style:parent-style-name="Standard">
      <style:text-properties fo:color="#ff0000" loext:opacity="100%" style:font-name="Libre Franklin Medium" fo:font-size="11pt" fo:language="es" fo:country="ES" fo:font-style="normal" officeooo:rsid="00199ac8" officeooo:paragraph-rsid="0130d7a6" style:font-size-asian="11pt" style:font-style-asian="normal" style:font-size-complex="11pt" style:font-style-complex="normal"/>
    </style:style>
    <style:style style:name="P85" style:family="paragraph" style:parent-style-name="Standard">
      <style:text-properties fo:color="#ff0000" loext:opacity="100%" style:font-name="Libre Franklin Medium" fo:font-size="11pt" fo:language="es" fo:country="ES" fo:font-style="normal" officeooo:rsid="00199ac8" officeooo:paragraph-rsid="0131aff9" style:font-size-asian="11pt" style:font-style-asian="normal" style:font-size-complex="11pt" style:font-style-complex="normal"/>
    </style:style>
    <style:style style:name="P86" style:family="paragraph" style:parent-style-name="Standard">
      <style:text-properties fo:color="#ff0000" loext:opacity="100%" style:font-name="Libre Franklin Medium" fo:font-size="11pt" fo:language="es" fo:country="ES" fo:font-style="normal" officeooo:rsid="001b2359" officeooo:paragraph-rsid="00f7ed93" style:font-size-asian="11pt" style:font-style-asian="normal" style:font-size-complex="11pt" style:font-style-complex="normal"/>
    </style:style>
    <style:style style:name="P87" style:family="paragraph" style:parent-style-name="Standard">
      <style:text-properties fo:color="#ff0000" loext:opacity="100%" style:font-name="Libre Franklin Medium" fo:font-size="11pt" fo:language="es" fo:country="ES" fo:font-style="normal" officeooo:rsid="0048205f" officeooo:paragraph-rsid="00f7ed93" style:font-size-asian="11pt" style:font-style-asian="normal" style:font-size-complex="11pt" style:font-style-complex="normal"/>
    </style:style>
    <style:style style:name="P88" style:family="paragraph" style:parent-style-name="Standard">
      <style:text-properties fo:color="#ff0000" loext:opacity="100%" style:font-name="Libre Franklin Medium" fo:font-size="11pt" fo:language="es" fo:country="ES" fo:font-style="normal" officeooo:rsid="001e6150" officeooo:paragraph-rsid="00f7ed93" style:font-size-asian="11pt" style:font-style-asian="normal" style:font-size-complex="11pt" style:font-style-complex="normal"/>
    </style:style>
    <style:style style:name="P89" style:family="paragraph" style:parent-style-name="Standard">
      <style:text-properties style:font-name="Libre Franklin" fo:font-size="12pt" fo:language="es" fo:country="ES" fo:font-style="normal" officeooo:paragraph-rsid="00f7ed93" style:font-size-asian="10.5pt" style:font-style-asian="normal" style:font-size-complex="12pt" style:font-style-complex="normal"/>
    </style:style>
    <style:style style:name="P90" style:family="paragraph" style:parent-style-name="Standard">
      <style:text-properties style:font-name="Libre Franklin" fo:font-size="12pt" fo:language="es" fo:country="ES" fo:font-style="normal" officeooo:rsid="00199ac8" officeooo:paragraph-rsid="0130d7a6" style:font-size-asian="10.5pt" style:font-style-asian="normal" style:font-size-complex="12pt" style:font-style-complex="normal"/>
    </style:style>
    <style:style style:name="P91" style:family="paragraph" style:parent-style-name="Standard">
      <style:text-properties style:font-name="Libre Franklin" fo:font-size="12pt" fo:language="es" fo:country="ES" fo:font-style="normal" officeooo:paragraph-rsid="0130d7a6" style:font-size-asian="12pt" style:font-style-asian="normal" style:font-size-complex="12pt" style:font-style-complex="normal"/>
    </style:style>
    <style:style style:name="P92" style:family="paragraph" style:parent-style-name="Standard">
      <style:paragraph-properties fo:text-align="center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94" style:family="paragraph" style:parent-style-name="Standard">
      <style:text-properties style:font-name="Libre Franklin" fo:font-size="12pt" fo:language="es" fo:country="ES" officeooo:paragraph-rsid="00e13195" style:font-size-asian="10.5pt" style:font-size-complex="12pt"/>
    </style:style>
    <style:style style:name="P95" style:family="paragraph" style:parent-style-name="Standard">
      <style:text-properties style:font-name="Libre Franklin" fo:font-size="12pt" fo:language="es" fo:country="ES" style:text-underline-style="none" officeooo:paragraph-rsid="00e13195" style:font-size-asian="10.5pt" style:font-size-complex="12pt"/>
    </style:style>
    <style:style style:name="P96" style:family="paragraph" style:parent-style-name="Standard">
      <style:text-properties style:font-name="Libre Franklin" fo:font-size="12pt" fo:language="es" fo:country="ES" style:text-underline-style="none" officeooo:paragraph-rsid="01360cb8" style:font-size-asian="10.5pt" style:font-size-complex="12pt"/>
    </style:style>
    <style:style style:name="P97" style:family="paragraph" style:parent-style-name="Standard">
      <style:text-properties style:font-name="Libre Franklin" fo:language="es" fo:country="ES" officeooo:paragraph-rsid="00fe1b5d"/>
    </style:style>
    <style:style style:name="P98" style:family="paragraph" style:parent-style-name="Standard">
      <style:text-properties style:font-name="Libre Franklin" fo:language="es" fo:country="ES" officeooo:paragraph-rsid="00e4a515"/>
    </style:style>
    <style:style style:name="P99" style:family="paragraph" style:parent-style-name="Standard">
      <style:text-properties style:font-name="Libre Franklin" fo:language="es" fo:country="ES" officeooo:paragraph-rsid="00e13195"/>
    </style:style>
    <style:style style:name="P100" style:family="paragraph" style:parent-style-name="Standard">
      <style:text-properties style:font-name="Libre Franklin" fo:language="es" fo:country="ES" officeooo:paragraph-rsid="01344015"/>
    </style:style>
    <style:style style:name="P101" style:family="paragraph" style:parent-style-name="Standard">
      <style:text-properties style:font-name="Libre Franklin" fo:language="es" fo:country="ES" officeooo:paragraph-rsid="01360cb8"/>
    </style:style>
    <style:style style:name="P102" style:family="paragraph" style:parent-style-name="Standard">
      <style:text-properties style:font-name="Libre Franklin" fo:font-size="10pt" fo:language="es" fo:country="ES" officeooo:paragraph-rsid="00fe1b5d" style:font-size-asian="8.75pt" style:font-size-complex="10pt"/>
    </style:style>
    <style:style style:name="P103" style:family="paragraph" style:parent-style-name="Standard">
      <style:text-properties style:font-name="Libre Franklin" fo:font-size="10pt" fo:language="es" fo:country="ES" fo:font-style="normal" officeooo:paragraph-rsid="0130d7a6" style:font-size-asian="8.75pt" style:font-style-asian="normal" style:font-size-complex="10pt" style:font-style-complex="normal"/>
    </style:style>
    <style:style style:name="P104" style:family="paragraph" style:parent-style-name="Standard">
      <style:text-properties style:font-name="Libre Franklin" fo:font-size="11pt" fo:language="es" fo:country="ES" officeooo:paragraph-rsid="00e13195" style:font-size-asian="11pt" style:font-size-complex="11pt"/>
    </style:style>
    <style:style style:name="P105" style:family="paragraph" style:parent-style-name="Standard">
      <style:text-properties style:font-name="Libre Franklin" fo:font-size="11pt" fo:language="es" fo:country="ES" officeooo:paragraph-rsid="01064fdc" style:font-size-asian="11pt" style:font-size-complex="11pt"/>
    </style:style>
    <style:style style:name="P106" style:family="paragraph" style:parent-style-name="Standard">
      <style:text-properties style:font-name="Libre Franklin Medium" fo:font-size="11pt" fo:language="es" fo:country="ES" fo:font-style="normal" officeooo:rsid="0047a2eb" officeooo:paragraph-rsid="00f7ed93" style:font-size-asian="11pt" style:font-style-asian="normal" style:font-size-complex="11pt" style:font-style-complex="normal"/>
    </style:style>
    <style:style style:name="P107" style:family="paragraph" style:parent-style-name="Standard">
      <style:text-properties style:font-name="Libre Franklin Medium" fo:font-size="11pt" fo:language="es" fo:country="ES" fo:font-style="normal" officeooo:paragraph-rsid="00f7ed93" style:font-size-asian="11pt" style:font-style-asian="normal" style:font-size-complex="11pt" style:font-style-complex="normal"/>
    </style:style>
    <style:style style:name="P108" style:family="paragraph" style:parent-style-name="Standard">
      <style:text-properties style:font-name="Libre Franklin Medium" fo:font-size="11pt" fo:language="es" fo:country="ES" officeooo:paragraph-rsid="00f7ed93" style:font-size-asian="11pt" style:font-size-complex="11pt"/>
    </style:style>
    <style:style style:name="P109" style:family="paragraph" style:parent-style-name="Standard">
      <style:text-properties style:font-name="Libre Franklin Medium" fo:font-size="11pt" fo:language="es" fo:country="ES" officeooo:paragraph-rsid="00fe1b5d" style:font-size-asian="11pt" style:font-size-complex="11pt"/>
    </style:style>
    <style:style style:name="P110" style:family="paragraph" style:parent-style-name="Standard">
      <style:text-properties style:font-name="Libre Franklin Medium" fo:font-size="11pt" fo:language="es" fo:country="ES" officeooo:paragraph-rsid="0130d7a6" style:font-size-asian="11pt" style:font-size-complex="11pt"/>
    </style:style>
    <style:style style:name="P111" style:family="paragraph" style:parent-style-name="Standard">
      <style:text-properties style:font-name="Libre Franklin Medium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112" style:family="paragraph" style:parent-style-name="Standard">
      <style:text-properties style:font-name="Libre Franklin Medium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113" style:family="paragraph" style:parent-style-name="Standard">
      <style:text-properties fo:color="#808080" loext:opacity="100%" style:font-name="Libre Franklin SemiBold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114" style:family="paragraph" style:parent-style-name="Standard">
      <style:text-properties fo:text-transform="uppercase" style:font-name="Libre Franklin" fo:language="es" fo:country="ES" fo:font-weight="normal" officeooo:paragraph-rsid="00e13195" style:font-weight-asian="normal"/>
    </style:style>
    <style:style style:name="P115" style:family="paragraph" style:parent-style-name="Standard">
      <style:text-properties fo:text-transform="uppercase" style:font-name="Libre Franklin" fo:language="es" fo:country="ES" fo:font-weight="normal" officeooo:paragraph-rsid="01360cb8" style:font-weight-asian="normal"/>
    </style:style>
    <style:style style:name="P116" style:family="paragraph" style:parent-style-name="Standard">
      <style:text-properties fo:text-transform="uppercase" style:font-name="Libre Franklin" fo:font-size="12pt" fo:language="es" fo:country="ES" fo:font-weight="normal" officeooo:paragraph-rsid="00e13195" style:font-size-asian="10.5pt" style:font-weight-asian="normal" style:font-size-complex="12pt"/>
    </style:style>
    <style:style style:name="P117" style:family="paragraph" style:parent-style-name="Standard">
      <style:text-properties fo:text-transform="uppercase" style:font-name="Libre Franklin" fo:font-size="12pt" fo:language="es" fo:country="ES" fo:font-weight="normal" officeooo:paragraph-rsid="01360cb8" style:font-size-asian="10.5pt" style:font-weight-asian="normal" style:font-size-complex="12pt"/>
    </style:style>
    <style:style style:name="P118" style:family="paragraph" style:parent-style-name="Standard">
      <style:text-properties fo:text-transform="uppercase" style:font-name="Libre Franklin SemiBold" fo:language="es" fo:country="ES" fo:font-weight="normal" officeooo:paragraph-rsid="00e13195" style:font-weight-asian="normal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14ffefd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4ffefd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511168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157d31f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style:font-name="Libre Franklin SemiBold" fo:letter-spacing="normal" fo:font-style="normal" fo:font-weight="normal" officeooo:rsid="00cd3255" style:font-weight-asian="normal" style:font-weight-complex="normal"/>
    </style:style>
    <style:style style:name="T11" style:family="text">
      <style:text-properties officeooo:rsid="002cab10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fo:font-size="10pt" officeooo:rsid="0048205f" style:font-size-asian="10pt" style:font-size-complex="10pt"/>
    </style:style>
    <style:style style:name="T14" style:family="text">
      <style:text-properties style:use-window-font-color="true" loext:opacity="0%" fo:font-size="10pt" officeooo:rsid="000fe596" style:font-size-asian="10pt" style:font-size-complex="10pt"/>
    </style:style>
    <style:style style:name="T15" style:family="text">
      <style:text-properties style:use-window-font-color="true" loext:opacity="0%" fo:font-size="10pt" officeooo:rsid="001e6150" style:font-size-asian="10pt" style:font-size-complex="10pt"/>
    </style:style>
    <style:style style:name="T16" style:family="text">
      <style:text-properties style:use-window-font-color="true" loext:opacity="0%" fo:font-size="10pt" officeooo:rsid="00f7ed93" style:font-size-asian="10pt" style:font-size-complex="10pt"/>
    </style:style>
    <style:style style:name="T17" style:family="text">
      <style:text-properties style:use-window-font-color="true" loext:opacity="0%" fo:font-size="10pt" officeooo:rsid="004a2d5b" style:font-size-asian="10pt" style:font-size-complex="10pt"/>
    </style:style>
    <style:style style:name="T18" style:family="text">
      <style:text-properties style:use-window-font-color="true" loext:opacity="0%" fo:font-size="10pt" fo:font-style="italic" officeooo:rsid="004deda0" style:font-size-asian="10pt" style:font-style-asian="italic" style:font-size-complex="10pt" style:font-style-complex="italic"/>
    </style:style>
    <style:style style:name="T19" style:family="text">
      <style:text-properties style:use-window-font-color="true" loext:opacity="0%" fo:font-size="10pt" fo:font-style="italic" officeooo:rsid="000fe596" style:font-size-asian="10pt" style:font-style-asian="italic" style:font-size-complex="10pt" style:font-style-complex="italic"/>
    </style:style>
    <style:style style:name="T20" style:family="text">
      <style:text-properties style:use-window-font-color="true" loext:opacity="0%" fo:font-size="10pt" fo:font-style="italic" officeooo:rsid="001e6150" style:font-size-asian="10pt" style:font-style-asian="italic" style:font-size-complex="10pt" style:font-style-complex="italic"/>
    </style:style>
    <style:style style:name="T21" style:family="text">
      <style:text-properties style:use-window-font-color="true" loext:opacity="0%" fo:font-size="10pt" fo:font-style="italic" officeooo:rsid="00f7ed93" style:font-size-asian="10pt" style:font-style-asian="italic" style:font-size-complex="10pt" style:font-style-complex="italic"/>
    </style:style>
    <style:style style:name="T22" style:family="text">
      <style:text-properties style:use-window-font-color="true" loext:opacity="0%" style:font-name="Libre Franklin SemiBold"/>
    </style:style>
    <style:style style:name="T23" style:family="text">
      <style:text-properties style:use-window-font-color="true" loext:opacity="0%" style:font-name="Libre Franklin SemiBold" officeooo:rsid="00199ac8"/>
    </style:style>
    <style:style style:name="T24" style:family="text">
      <style:text-properties style:use-window-font-color="true" loext:opacity="0%" style:font-name="Libre Franklin SemiBold" officeooo:rsid="004932b9"/>
    </style:style>
    <style:style style:name="T25" style:family="text">
      <style:text-properties style:use-window-font-color="true" loext:opacity="0%" style:font-name="Libre Franklin SemiBold" officeooo:rsid="001b2359"/>
    </style:style>
    <style:style style:name="T26" style:family="text">
      <style:text-properties officeooo:rsid="0047db6d"/>
    </style:style>
    <style:style style:name="T27" style:family="text">
      <style:text-properties officeooo:rsid="0048bc91"/>
    </style:style>
    <style:style style:name="T28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29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30" style:family="text">
      <style:text-properties officeooo:rsid="0057225f"/>
    </style:style>
    <style:style style:name="T31" style:family="text">
      <style:text-properties officeooo:rsid="0058e111"/>
    </style:style>
    <style:style style:name="T32" style:family="text">
      <style:text-properties officeooo:rsid="0059d565"/>
    </style:style>
    <style:style style:name="T33" style:family="text">
      <style:text-properties officeooo:rsid="0059e914"/>
    </style:style>
    <style:style style:name="T34" style:family="text">
      <style:text-properties officeooo:rsid="005b8c17"/>
    </style:style>
    <style:style style:name="T35" style:family="text">
      <style:text-properties officeooo:rsid="005c7535"/>
    </style:style>
    <style:style style:name="T36" style:family="text">
      <style:text-properties officeooo:rsid="006019e0"/>
    </style:style>
    <style:style style:name="T37" style:family="text">
      <style:text-properties officeooo:rsid="00602ae5"/>
    </style:style>
    <style:style style:name="T38" style:family="text">
      <style:text-properties officeooo:rsid="006eae17"/>
    </style:style>
    <style:style style:name="T39" style:family="text">
      <style:text-properties officeooo:rsid="007f93dc"/>
    </style:style>
    <style:style style:name="T40" style:family="text">
      <style:text-properties fo:color="#ff0000" loext:opacity="100%"/>
    </style:style>
    <style:style style:name="T41" style:family="text">
      <style:text-properties fo:color="#ff0000" loext:opacity="100%" officeooo:rsid="001b2359"/>
    </style:style>
    <style:style style:name="T42" style:family="text">
      <style:text-properties fo:color="#ff0000" loext:opacity="100%" officeooo:rsid="001e6150"/>
    </style:style>
    <style:style style:name="T43" style:family="text">
      <style:text-properties fo:color="#ff0000" loext:opacity="100%" officeooo:rsid="0048205f"/>
    </style:style>
    <style:style style:name="T44" style:family="text">
      <style:text-properties fo:color="#ff0000" loext:opacity="100%" officeooo:rsid="004f1160"/>
    </style:style>
    <style:style style:name="T45" style:family="text">
      <style:text-properties fo:color="#ff0000" loext:opacity="100%" officeooo:rsid="01051831"/>
    </style:style>
    <style:style style:name="T46" style:family="text">
      <style:text-properties fo:color="#ff0000" loext:opacity="100%" officeooo:rsid="01064fdc"/>
    </style:style>
    <style:style style:name="T47" style:family="text">
      <style:text-properties fo:color="#ff0000" loext:opacity="100%" officeooo:rsid="01126234"/>
    </style:style>
    <style:style style:name="T48" style:family="text">
      <style:text-properties fo:color="#ff0000" loext:opacity="100%" officeooo:rsid="00199ac8"/>
    </style:style>
    <style:style style:name="T49" style:family="text">
      <style:text-properties fo:color="#ff0000" loext:opacity="100%" fo:font-style="normal" style:font-style-asian="normal" style:font-style-complex="normal"/>
    </style:style>
    <style:style style:name="T50" style:family="text">
      <style:text-properties fo:color="#ff0000" loext:opacity="100%" fo:font-style="normal" officeooo:rsid="00199ac8" style:font-style-asian="normal" style:font-style-complex="normal"/>
    </style:style>
    <style:style style:name="T51" style:family="text">
      <style:text-properties fo:color="#ff0000" loext:opacity="100%" fo:font-style="normal" officeooo:rsid="0048205f" style:font-style-asian="normal" style:font-style-complex="normal"/>
    </style:style>
    <style:style style:name="T52" style:family="text">
      <style:text-properties fo:color="#ff0000" loext:opacity="100%" fo:font-style="normal" officeooo:rsid="0047a2eb" style:font-style-asian="normal" style:font-style-complex="normal"/>
    </style:style>
    <style:style style:name="T53" style:family="text">
      <style:text-properties fo:color="#ff0000" loext:opacity="100%" fo:font-style="normal" officeooo:rsid="001b2359" style:font-style-asian="normal" style:font-style-complex="normal"/>
    </style:style>
    <style:style style:name="T54" style:family="text">
      <style:text-properties fo:color="#ff0000" loext:opacity="100%" fo:font-style="normal" officeooo:rsid="0050db46" style:font-style-asian="normal" style:font-style-complex="normal"/>
    </style:style>
    <style:style style:name="T55" style:family="text">
      <style:text-properties fo:color="#ff0000" loext:opacity="100%" fo:font-style="normal" officeooo:rsid="001e6150" style:font-style-asian="normal" style:font-style-complex="normal"/>
    </style:style>
    <style:style style:name="T56" style:family="text">
      <style:text-properties fo:color="#ff0000" loext:opacity="100%" fo:font-style="normal" officeooo:rsid="0021014f" style:font-style-asian="normal" style:font-style-complex="normal"/>
    </style:style>
    <style:style style:name="T57" style:family="text">
      <style:text-properties fo:color="#ff0000" loext:opacity="100%" fo:font-style="normal" officeooo:rsid="004f1160" style:font-style-asian="normal" style:font-style-complex="normal"/>
    </style:style>
    <style:style style:name="T58" style:family="text">
      <style:text-properties fo:color="#ff0000" loext:opacity="100%" fo:font-weight="normal" style:font-weight-asian="normal"/>
    </style:style>
    <style:style style:name="T59" style:family="text">
      <style:text-properties fo:color="#ff0000" loext:opacity="100%" fo:font-weight="normal" officeooo:rsid="01020daf" style:font-weight-asian="normal"/>
    </style:style>
    <style:style style:name="T60" style:family="text">
      <style:text-properties fo:color="#ff0000" loext:opacity="100%" fo:font-weight="normal" officeooo:rsid="000c01de" style:font-weight-asian="normal"/>
    </style:style>
    <style:style style:name="T61" style:family="text">
      <style:text-properties fo:color="#ff0000" loext:opacity="100%" style:font-name="Libre Franklin SemiBold" fo:font-style="normal" officeooo:rsid="00199ac8" style:font-style-asian="normal" style:font-style-complex="normal"/>
    </style:style>
    <style:style style:name="T62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63" style:family="text">
      <style:text-properties fo:color="#ff0000" loext:opacity="100%" style:font-name="Libre Franklin SemiBold" officeooo:rsid="00199ac8"/>
    </style:style>
    <style:style style:name="T64" style:family="text">
      <style:text-properties fo:color="#ff0000" loext:opacity="100%" officeooo:rsid="0050db46"/>
    </style:style>
    <style:style style:name="T65" style:family="text">
      <style:text-properties fo:color="#ff0000" loext:opacity="100%" officeooo:rsid="01020daf"/>
    </style:style>
    <style:style style:name="T66" style:family="text">
      <style:text-properties fo:color="#ff0000" loext:opacity="100%" officeooo:rsid="0008dd4d"/>
    </style:style>
    <style:style style:name="T67" style:family="text">
      <style:text-properties fo:color="#808080" loext:opacity="100%"/>
    </style:style>
    <style:style style:name="T68" style:family="text">
      <style:text-properties fo:color="#808080" loext:opacity="100%" officeooo:rsid="0008dd4d"/>
    </style:style>
    <style:style style:name="T69" style:family="text">
      <style:text-properties fo:color="#808080" loext:opacity="100%" officeooo:rsid="000a9daa"/>
    </style:style>
    <style:style style:name="T70" style:family="text">
      <style:text-properties fo:color="#808080" loext:opacity="100%" officeooo:rsid="0048205f"/>
    </style:style>
    <style:style style:name="T71" style:family="text">
      <style:text-properties fo:color="#808080" loext:opacity="100%" officeooo:rsid="000fe596"/>
    </style:style>
    <style:style style:name="T72" style:family="text">
      <style:text-properties fo:color="#808080" loext:opacity="100%" officeooo:rsid="001e6150"/>
    </style:style>
    <style:style style:name="T73" style:family="text">
      <style:text-properties fo:color="#808080" loext:opacity="100%" officeooo:rsid="00553729"/>
    </style:style>
    <style:style style:name="T74" style:family="text">
      <style:text-properties fo:color="#808080" loext:opacity="100%" officeooo:rsid="004deda0"/>
    </style:style>
    <style:style style:name="T75" style:family="text">
      <style:text-properties fo:color="#808080" loext:opacity="100%" officeooo:rsid="00199ac8"/>
    </style:style>
    <style:style style:name="T76" style:family="text">
      <style:text-properties fo:color="#808080" loext:opacity="100%" fo:font-size="12pt" fo:font-style="normal" officeooo:rsid="00553729" style:font-size-asian="12pt" style:font-style-asian="normal" style:font-size-complex="12pt" style:font-style-complex="normal"/>
    </style:style>
    <style:style style:name="T77" style:family="text">
      <style:text-properties fo:color="#808080" loext:opacity="100%" fo:font-size="12pt" fo:font-style="normal" officeooo:rsid="004f1160" style:font-size-asian="12pt" style:font-style-asian="normal" style:font-size-complex="12pt" style:font-style-complex="normal"/>
    </style:style>
    <style:style style:name="T78" style:family="text">
      <style:text-properties fo:color="#808080" loext:opacity="100%" fo:font-style="normal" style:font-style-asian="normal" style:font-style-complex="normal"/>
    </style:style>
    <style:style style:name="T79" style:family="text">
      <style:text-properties fo:color="#808080" loext:opacity="100%" style:font-name="Libre Franklin Medium" fo:font-style="normal" style:font-style-asian="normal" style:font-style-complex="normal"/>
    </style:style>
    <style:style style:name="T80" style:family="text">
      <style:text-properties fo:color="#808080" loext:opacity="100%" style:font-name="Libre Franklin Medium" fo:font-size="12pt" fo:font-style="normal" officeooo:rsid="00553729" style:font-size-asian="12pt" style:font-style-asian="normal" style:font-size-complex="12pt" style:font-style-complex="normal"/>
    </style:style>
    <style:style style:name="T81" style:family="text">
      <style:text-properties fo:color="#808080" loext:opacity="100%"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82" style:family="text">
      <style:text-properties fo:color="#808080" loext:opacity="100%" style:font-name="Libre Franklin Medium" officeooo:rsid="00199ac8"/>
    </style:style>
    <style:style style:name="T83" style:family="text">
      <style:text-properties fo:color="#808080" loext:opacity="100%" style:font-name="Libre Franklin Medium" officeooo:rsid="00553729"/>
    </style:style>
    <style:style style:name="T84" style:family="text">
      <style:text-properties officeooo:rsid="0008dd4d"/>
    </style:style>
    <style:style style:name="T85" style:family="text">
      <style:text-properties officeooo:rsid="000a9daa"/>
    </style:style>
    <style:style style:name="T86" style:family="text">
      <style:text-properties officeooo:rsid="00f305fd"/>
    </style:style>
    <style:style style:name="T87" style:family="text">
      <style:text-properties officeooo:rsid="00f3d5ed"/>
    </style:style>
    <style:style style:name="T88" style:family="text">
      <style:text-properties officeooo:rsid="00f7bc08"/>
    </style:style>
    <style:style style:name="T89" style:family="text">
      <style:text-properties officeooo:rsid="000a7f73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1b2359" style:font-size-asian="12pt" style:font-size-complex="12pt"/>
    </style:style>
    <style:style style:name="T92" style:family="text">
      <style:text-properties fo:font-size="12pt" officeooo:rsid="000a7f73" style:font-size-asian="12pt" style:font-size-complex="12pt"/>
    </style:style>
    <style:style style:name="T93" style:family="text">
      <style:text-properties fo:font-size="12pt" officeooo:rsid="00199ac8" style:font-size-asian="12pt" style:font-size-complex="12pt"/>
    </style:style>
    <style:style style:name="T94" style:family="text">
      <style:text-properties fo:font-size="12pt" fo:font-style="normal" style:font-size-asian="12pt" style:font-style-asian="normal" style:font-size-complex="12pt" style:font-style-complex="normal"/>
    </style:style>
    <style:style style:name="T95" style:family="text">
      <style:text-properties fo:font-size="12pt" fo:font-style="normal" officeooo:rsid="00f7ed93" style:font-size-asian="12pt" style:font-style-asian="normal" style:font-size-complex="12pt" style:font-style-complex="normal"/>
    </style:style>
    <style:style style:name="T96" style:family="text">
      <style:text-properties fo:font-size="12pt" fo:font-style="normal" officeooo:rsid="001c9602" style:font-size-asian="12pt" style:font-style-asian="normal" style:font-size-complex="12pt" style:font-style-complex="normal"/>
    </style:style>
    <style:style style:name="T97" style:family="text">
      <style:text-properties fo:font-size="12pt" fo:font-style="normal" officeooo:rsid="000af18b" style:font-size-asian="12pt" style:font-style-asian="normal" style:font-size-complex="12pt" style:font-style-complex="normal"/>
    </style:style>
    <style:style style:name="T98" style:family="text">
      <style:text-properties fo:font-size="12pt" fo:font-style="normal" officeooo:rsid="001e6150" style:font-size-asian="12pt" style:font-style-asian="normal" style:font-size-complex="12pt" style:font-style-complex="normal"/>
    </style:style>
    <style:style style:name="T99" style:family="text">
      <style:text-properties fo:font-size="12pt" fo:font-style="normal" officeooo:rsid="00199ac8" style:font-size-asian="12pt" style:font-style-asian="normal" style:font-size-complex="12pt" style:font-style-complex="normal"/>
    </style:style>
    <style:style style:name="T100" style:family="text">
      <style:text-properties fo:font-size="12pt" fo:font-style="normal" officeooo:rsid="0047a2eb" style:font-size-asian="12pt" style:font-style-asian="normal" style:font-size-complex="12pt" style:font-style-complex="normal"/>
    </style:style>
    <style:style style:name="T101" style:family="text">
      <style:text-properties fo:font-size="12pt" fo:font-style="normal" officeooo:rsid="0048205f" style:font-size-asian="12pt" style:font-style-asian="normal" style:font-size-complex="12pt" style:font-style-complex="normal"/>
    </style:style>
    <style:style style:name="T102" style:family="text">
      <style:text-properties officeooo:rsid="0048205f"/>
    </style:style>
    <style:style style:name="T103" style:family="text">
      <style:text-properties officeooo:rsid="000af18b"/>
    </style:style>
    <style:style style:name="T104" style:family="text">
      <style:text-properties officeooo:rsid="001b2359"/>
    </style:style>
    <style:style style:name="T105" style:family="text">
      <style:text-properties officeooo:rsid="001c9602"/>
    </style:style>
    <style:style style:name="T106" style:family="text">
      <style:text-properties officeooo:rsid="000c9223"/>
    </style:style>
    <style:style style:name="T107" style:family="text">
      <style:text-properties officeooo:rsid="001e6150"/>
    </style:style>
    <style:style style:name="T108" style:family="text">
      <style:text-properties officeooo:rsid="000df8ef"/>
    </style:style>
    <style:style style:name="T109" style:family="text">
      <style:text-properties officeooo:rsid="004f1160"/>
    </style:style>
    <style:style style:name="T110" style:family="text">
      <style:text-properties officeooo:rsid="000fe596"/>
    </style:style>
    <style:style style:name="T111" style:family="text">
      <style:text-properties officeooo:rsid="004deda0"/>
    </style:style>
    <style:style style:name="T112" style:family="text">
      <style:text-properties officeooo:rsid="0014dff7"/>
    </style:style>
    <style:style style:name="T113" style:family="text">
      <style:text-properties officeooo:rsid="00f7ed93"/>
    </style:style>
    <style:style style:name="T114" style:family="text">
      <style:text-properties officeooo:rsid="00f9e7b0"/>
    </style:style>
    <style:style style:name="T115" style:family="text">
      <style:text-properties officeooo:rsid="01020daf"/>
    </style:style>
    <style:style style:name="T116" style:family="text">
      <style:text-properties officeooo:rsid="01051831"/>
    </style:style>
    <style:style style:name="T117" style:family="text">
      <style:text-properties officeooo:rsid="010dc51e"/>
    </style:style>
    <style:style style:name="T118" style:family="text">
      <style:text-properties officeooo:rsid="01126234"/>
    </style:style>
    <style:style style:name="T119" style:family="text">
      <style:text-properties officeooo:rsid="00199ac8"/>
    </style:style>
    <style:style style:name="T120" style:family="text">
      <style:text-properties fo:font-weight="normal" style:font-weight-asian="normal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048bc91" style:font-weight-asian="bold" style:font-weight-complex="bold"/>
    </style:style>
    <style:style style:name="T123" style:family="text">
      <style:text-properties fo:font-weight="bold" officeooo:rsid="014ffefd" style:font-weight-asian="bold" style:font-weight-complex="bold"/>
    </style:style>
    <style:style style:name="T124" style:family="text">
      <style:text-properties fo:font-style="italic" officeooo:rsid="00f305fd" style:font-style-asian="italic" style:font-style-complex="italic"/>
    </style:style>
    <style:style style:name="T125" style:family="text">
      <style:text-properties style:font-name="Libre Franklin SemiBold"/>
    </style:style>
    <style:style style:name="T126" style:family="text">
      <style:text-properties style:font-name="Libre Franklin SemiBold" fo:font-style="normal" style:font-style-asian="normal" style:font-style-complex="normal"/>
    </style:style>
    <style:style style:name="T127" style:family="text">
      <style:text-properties style:font-name="Libre Franklin SemiBold" fo:font-style="normal" officeooo:rsid="00199ac8" style:font-style-asian="normal" style:font-style-complex="normal"/>
    </style:style>
    <style:style style:name="T128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129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130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131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132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133" style:family="text">
      <style:text-properties style:font-name="Libre Franklin SemiBold" fo:font-size="12pt" fo:font-style="normal" officeooo:rsid="0014dff7" style:font-size-asian="12pt" style:font-style-asian="normal" style:font-size-complex="12pt" style:font-style-complex="normal"/>
    </style:style>
    <style:style style:name="T134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135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136" style:family="text">
      <style:text-properties style:font-name="Libre Franklin SemiBold" officeooo:rsid="00199ac8"/>
    </style:style>
    <style:style style:name="T137" style:family="text">
      <style:text-properties officeooo:rsid="014ffefd"/>
    </style:style>
    <style:style style:name="T138" style:family="text">
      <style:text-properties officeooo:rsid="0156349f"/>
    </style:style>
    <style:style style:name="T139" style:family="text">
      <style:text-properties style:font-style-asian="normal" style:font-style-complex="normal"/>
    </style:style>
    <style:style style:name="T140" style:family="text">
      <style:text-properties style:font-name="Libre Franklin Medium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STORELA DE REYES MAGOS</text:p>
      <text:p text:style-name="P2"/>
      <text:p text:style-name="P2"/>
      <text:p text:style-name="P9">Linda Isabel Martínez Castro</text:p>
      <text:p text:style-name="P9"><text:span text:style-name="T1">Samuel</text:span> José Gutiérrez Avilés</text:p>
      <text:p text:style-name="P10">Analía Dayenuh Cajina Boláinez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7"/>
      <text:p text:style-name="P59"><text:soft-page-break/>El Ángel y los Reyes Magos</text:p>
      <text:p text:style-name="P11"/>
      <text:p text:style-name="P11"/>
      <text:p text:style-name="P32">ESCENA I</text:p>
      <text:p text:style-name="P12"><text:span text:style-name="T28">El Ángel </text:span><text:span text:style-name="T29">guía a</text:span><text:span text:style-name="T28"> los Reyes Magos </text:span><text:span text:style-name="T26">(</text:span><text:span text:style-name="T27">Mateo 2, 1-</text:span><text:span text:style-name="T26">).</text:span></text:p>
      <text:p text:style-name="P15"/>
      <text:p text:style-name="P61"/>
      <text:p text:style-name="P62"><text:span text:style-name="T121">Narrador</text:span>: Dios hizo que todos, pequeños y grandes; pobres y ricos; conociera<text:span text:style-name="T138">n</text:span> a Jesús, su hijo y cuanto lo ama. Hasta quiso que los reyes cocieran a<text:span text:style-name="T138">l</text:span> hijo de su amor, por eso envió un ángel para guiar a tres reyes desde sus reinos lejanos...</text:p>
      <text:p text:style-name="P13"/>
      <text:p text:style-name="P64">(Desde fuera de escena se realiza la siguiente exclamación.)</text:p>
      <text:p text:style-name="P13"/>
      <text:p text:style-name="P14"><text:span text:style-name="T123">Melchor</text:span>: <text:span text:style-name="T2">¿Dónde está el rey que acaba de nacer? Porque vimos su estrella en </text:span><text:span text:style-name="T3">el cielo</text:span><text:span text:style-name="T2"> y hemos venido a adorarlo</text:span><text:span text:style-name="T4">.</text:span></text:p>
      <text:p text:style-name="P36"/>
      <text:p text:style-name="P37"><text:span text:style-name="T137">(</text:span><text:span text:style-name="T86">Se inicia el canto “</text:span><text:span text:style-name="T124">Los niños de Belén</text:span><text:span text:style-name="T86">”. </text:span><text:span text:style-name="T87">E</text:span><text:span text:style-name="T27">l Ángel/estrella </text:span><text:span text:style-name="T87">entra en escena seguido por los Reyes Magos. </text:span><text:span text:style-name="T39">El Ángel puede dar algunos rodeos </text:span><text:span text:style-name="T87">y tocar la campana</text:span><text:span text:style-name="T27">.</text:span><text:span text:style-name="T137">)</text:span></text:p>
      <text:p text:style-name="P37"/>
      <text:p text:style-name="P37"><text:span text:style-name="T137">(</text:span><text:span text:style-name="T39">Una vez llegados los Reyes Magos donde se en</text:span><text:span text:style-name="T87">cuen</text:span><text:span text:style-name="T39">tran José, María, </text:span><text:span text:style-name="T87">Jesús</text:span><text:span text:style-name="T39"> y </text:span><text:span text:style-name="T87">los pastores, el Ángel se coloca detrás ellos.</text:span><text:span text:style-name="T137">)</text:span></text:p>
      <text:p text:style-name="P38"/>
      <text:p text:style-name="P39"><text:span text:style-name="T137">(</text:span>Los Reyes Mago se posicionan a <text:span text:style-name="T88">un</text:span> lado. Cada Rey Mago pasara frente a Jesús, <text:span text:style-name="T88">cantara la parte que le corresponde, seguido</text:span> dirá su dialogo y se arrodilla<text:span text:style-name="T88">ra</text:span> adorando a Jesús, luego regresara a su lugar.<text:span text:style-name="T137">)</text:span></text:p>
      <text:p text:style-name="P39"/>
      <text:p text:style-name="P45"><text:span text:style-name="T13">Me</text:span><text:span text:style-name="T14">l</text:span><text:span text:style-name="T13">cho</text:span><text:span text:style-name="T15">r </text:span><text:span text:style-name="T16">(Parte cantada)</text:span></text:p>
      <text:p text:style-name="P46"><text:bookmark-start text:name="__DdeLink__43_13854922573"/><text:tab/>Yo <text:span text:style-name="T113">ve</text:span><text:bookmark-start text:name="__DdeLink__39_13854922573"/>ngo de oriente lejano,<text:bookmark-end text:name="__DdeLink__43_13854922573"/><text:bookmark-end text:name="__DdeLink__39_13854922573"/></text:p>
      <text:p text:style-name="P44"><text:span text:style-name="T94"><text:tab/></text:span><text:span text:style-name="T95">d</text:span><text:bookmark-start text:name="__DdeLink__46_13854922573"/><text:span text:style-name="T94">el país </text:span><text:bookmark-end text:name="__DdeLink__46_13854922573"/><text:span text:style-name="T95">del</text:span><text:span text:style-name="T94"> oro y la plata.</text:span></text:p>
      <text:p text:style-name="P46"><text:bookmark-start text:name="__DdeLink__48_13854922574"/><text:bookmark-start text:name="__DdeLink__37_13854922574"/><text:tab/><text:span text:style-name="T103">M</text:span>as de noche no puedo dormir</text:p>
      <text:p text:style-name="P46"><text:tab/>porque he visto una estrella,</text:p>
      <text:p text:style-name="P42"><text:tab/>una estrella en el cielo.<text:bookmark-end text:name="__DdeLink__48_13854922574"/><text:bookmark-end text:name="__DdeLink__37_13854922574"/></text:p>
      <text:p text:style-name="P40"/>
      <text:p text:style-name="P40"><text:span text:style-name="T121">Melchor</text:span>: Yo soy Melchor y traigo para ti oro, porque yo se que eres Rey Eterno.</text:p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<text:span text:style-name="T17">Gaspar </text:span><text:span text:style-name="T16">(Parte cantada)</text:span></text:p>
      <text:p text:style-name="P46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44"><text:span text:style-name="T94"><text:tab/></text:span><text:bookmark-start text:name="__DdeLink__46_138549225711"/><text:span text:style-name="T94">del país de</text:span><text:bookmark-end text:name="__DdeLink__46_138549225711"/><text:span text:style-name="T94">l </text:span><text:span text:style-name="T96">incien</text:span><text:span text:style-name="T97">s</text:span><text:span text:style-name="T96">o y el perfume.</text:span></text:p>
      <text:p text:style-name="P46"><text:bookmark-start text:name="__DdeLink__48_138549225721"/><text:bookmark-start text:name="__DdeLink__37_138549225721"/><text:tab/><text:span text:style-name="T106">M</text:span>as de noche no puedo dormir</text:p>
      <text:p text:style-name="P46"><text:tab/>porque he visto una estrella,</text:p>
      <text:p text:style-name="P43"><text:tab/>una estrella en el cielo.<text:bookmark-end text:name="__DdeLink__48_138549225721"/><text:bookmark-end text:name="__DdeLink__37_138549225721"/></text:p>
      <text:p text:style-name="P40"/>
      <text:p text:style-name="P17"><text:span text:style-name="T121">G</text:span><text:span text:style-name="T122">aspar</text:span>: Yo soy Gaspar y traigo para ti incienso, porque yo se que eres Dios de Israel.</text:p>
      <text:p text:style-name="P31"/>
      <text:p text:style-name="P44"><text:span text:style-name="T18">Balta</text:span><text:span text:style-name="T19">s</text:span><text:span text:style-name="T18">a</text:span><text:span text:style-name="T20">r </text:span><text:span text:style-name="T21">(Parte cantada)</text:span></text:p>
      <text:p text:style-name="P46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44"><text:span text:style-name="T94"><text:tab/></text:span><text:bookmark-start text:name="__DdeLink__46_138549225721"/><text:span text:style-name="T94">del país de</text:span><text:bookmark-end text:name="__DdeLink__46_138549225721"/><text:span text:style-name="T94"> </text:span><text:span text:style-name="T98">la mirra y el aceite.</text:span></text:p>
      <text:p text:style-name="P46"><text:bookmark-start text:name="__DdeLink__48_138549225731"/><text:bookmark-start text:name="__DdeLink__37_138549225731"/><text:tab/><text:span text:style-name="T108">M</text:span>as de noche no puedo dormir</text:p>
      <text:p text:style-name="P46"><text:tab/>porque he visto una estrella,</text:p>
      <text:p text:style-name="P30"><text:tab/>una estrella en el cielo.<text:bookmark-end text:name="__DdeLink__48_138549225731"/><text:bookmark-end text:name="__DdeLink__37_138549225731"/></text:p>
      <text:p text:style-name="P30"/>
      <text:p text:style-name="P17"><text:span text:style-name="T121">B</text:span><text:span text:style-name="T122">altasar</text:span>: Yo soy Baltasar y traigo para ti mirra, por que yo se que eres Cordero de Dios.</text:p>
      <text:p text:style-name="P17"/>
      <text:p text:style-name="P29"><text:span text:style-name="T137">(</text:span><text:span text:style-name="T87">Luego que cada Rey Mago </text:span><text:span text:style-name="T114">dijo su</text:span><text:span text:style-name="T87"> dialogo</text:span><text:span text:style-name="T114"> pasaran los tres </text:span><text:span text:style-name="T117">juntos </text:span><text:span text:style-name="T114">frente a Jesús de arrodillaran a </text:span><text:span text:style-name="T117">la</text:span><text:span text:style-name="T114"> ves </text:span><text:span text:style-name="T117">hasta que</text:span><text:span text:style-name="T114"> termine el canto y</text:span><text:span text:style-name="T87"> tomara</text:span><text:span text:style-name="T114">n</text:span><text:span text:style-name="T87"> su lugar </text:span><text:span text:style-name="T114">para completar</text:span><text:span text:style-name="T5"> el nacimiento.</text:span><text:span text:style-name="T6">)</text:span></text:p>
      <text:p text:style-name="P41"/>
      <text:p text:style-name="P28"><text:span text:style-name="T9">Narrador</text:span><text:span text:style-name="T4">: Dios nos ama y lo sabe</text:span><text:span text:style-name="T8">mos</text:span><text:span text:style-name="T4"> porque mando a su hijo, a Jesús, nacer como un hombre, para que nosotros podamos vivir felices. </text:span><text:span text:style-name="T7">No para tener mucho dinero o vivir en casas grandes; sino para estar con él en paraíso.</text:span><text:span text:style-name="T4"> Y esto es palabra de Dios.</text:span></text:p>
      <text:p text:style-name="P18"/>
      <text:p text:style-name="P20">FIN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6"><text:soft-page-break/><text:span text:style-name="T121">CARACTERIZACIÓN</text:span></text:p>
      <text:p text:style-name="P4"/>
      <text:p text:style-name="P4"/>
      <text:p text:style-name="P5">Á<text:span text:style-name="T26">ngel</text:span></text:p>
      <text:p text:style-name="P21">No importa el sexo, vestido todo de blanco sin ceñirse la cintura <text:span text:style-name="T27">(opcional se puede vestir de colores brillantes con una túnica muy ornamentada)</text:span> con a las en la espalda.</text:p>
      <text:p text:style-name="P19"/>
      <text:p text:style-name="P6">María</text:p>
      <text:p text:style-name="P22"><text:span text:style-name="T38">Mujer de a</text:span>pariencia juvenil, sin maquillaje o lo más natural posible, vestida con túnica blanca o rosada, con velo blanco o celeste. Lleva ceñida la cintura con una cinta del mismo color del velo <text:span text:style-name="T38">y</text:span> lleva sandalias.</text:p>
      <text:p text:style-name="P6"/>
      <text:p text:style-name="P7">José</text:p>
      <text:p text:style-name="P23"><text:span text:style-name="T26">Hombre j</text:span>oven adulto de apariencia amable, vestido de túnica verde o azul y manto café. <text:span text:style-name="T11">A veces también sostiene un báculo o callado con lirios en la parte superior.</text:span></text:p>
      <text:p text:style-name="P23"/>
      <text:p text:style-name="P8">Pastor</text:p>
      <text:p text:style-name="P24">P<text:span text:style-name="T37">ueden llevar túnicas con los siguientes colores: café, blanco a rayas, verde o negro. Llevan la cintura ceñida con cordón.</text:span></text:p>
      <text:p text:style-name="P16"/>
      <text:p text:style-name="P8">Melchor</text:p>
      <text:p text:style-name="P25">Rey de oriente <text:span text:style-name="T32">(Europa)</text:span>, es <text:span text:style-name="T31">portador</text:span> <text:span text:style-name="T31">d</text:span>el oro. <text:span text:style-name="T31">Es también </text:span>el mayor de los Reyes Magos <text:span text:style-name="T33">(Representa la ancianidad </text:span><text:span text:style-name="T34">de hombre</text:span><text:span text:style-name="T33">)</text:span>, <text:span text:style-name="T32">con la cabeza y barba blanca (canosa)</text:span>. Vestido con una túnica dorada, amarilla o blanca y capa roja, <text:span text:style-name="T33">corona</text:span> y <text:span text:style-name="T32">llevando </text:span>un cofre.</text:p>
      <text:p text:style-name="P16"/>
      <text:p text:style-name="P8">Gaspar</text:p>
      <text:p text:style-name="P26">Rey de oriente (Asia), es el portado del incienso. Es un hombre adulto <text:span text:style-name="T34">(Representa la adultez del hombre)</text:span> de cabello claro y barba tupida (<text:span text:style-name="T34">C</text:span>astaño claro). <text:span text:style-name="T30">Vestido con una túnica dorada, amarilla o blanca y capa </text:span>azul o purpura, <text:span text:style-name="T33">corona</text:span><text:span text:style-name="T30"> y </text:span>llevando <text:span text:style-name="T30">un </text:span>incensario<text:span text:style-name="T30">.</text:span></text:p>
      <text:p text:style-name="P16"/>
      <text:p text:style-name="P8">Baltasar</text:p>
      <text:p text:style-name="P27">Rey de oriente (África, <text:span text:style-name="T36">usualmente representado como una persona de raza negra</text:span>), es el portador de la mirra. Es el más joven de los reyes magos (<text:span text:style-name="T34">Representa la juventud del hombre</text:span>).<text:span text:style-name="T30">Vestido con una túnica dorada, amarilla o blanca y capa </text:span><text:span text:style-name="T35">verde</text:span><text:span text:style-name="T32">, </text:span>corona<text:span text:style-name="T30"> y </text:span><text:span text:style-name="T32">llevando </text:span><text:span text:style-name="T35">frasco de perfume</text:span><text:span text:style-name="T30">.</text:span></text:p>
      <text:p text:style-name="P27"/>
      <text:p text:style-name="P27"/>
      <text:p text:style-name="P27"/>
      <text:p text:style-name="P82"><text:soft-page-break/><text:span text:style-name="T139">LOS NIÑOS DE BELÉN</text:span></text:p>
      <text:p text:style-name="P34">De la vigilia de Reye<text:span text:style-name="T89">s</text:span> Mago – Solemnidad de la Epifanía del Señor</text:p>
      <text:p text:style-name="P33"/>
      <text:section text:style-name="Sect1" text:name="Sección5">
        <text:p text:style-name="P48"><text:s text:c="11"/><text:span text:style-name="T140">Do</text:span></text:p>
        <text:p text:style-name="P53"><text:bookmark-start text:name="__DdeLink__52_13854922572"/><text:span text:style-name="T79">A</text:span><text:bookmark-end text:name="__DdeLink__52_13854922572"/><text:span text:style-name="T79">.</text:span><text:span text:style-name="T78"> <text:s text:c="3"/></text:span><text:span text:style-name="T127">LOS NIÑOS DE BELÉN</text:span><text:span text:style-name="T61"> </text:span><text:span text:style-name="T127">ESTÁN</text:span></text:p>
        <text:p text:style-name="P83"><text:s text:c="16"/>Sol7 <text:s text:c="27"/>Do</text:p>
        <text:p text:style-name="P50"><text:span text:style-name="T99"><text:s text:c="9"/></text:span><text:span text:style-name="T129">JUGANDO EN LA PLAZA</text:span><text:span text:style-name="T130">,</text:span></text:p>
        <text:p text:style-name="P47"/>
        <text:p text:style-name="P55"><text:span text:style-name="T99"><text:s text:c="9"/>YA VIENEN LOS REYES MAGOS</text:span><text:span text:style-name="T100">,</text:span></text:p>
        <text:p text:style-name="P106"><text:span text:style-name="T48"><text:s text:c="35"/>Sol</text:span><text:span text:style-name="T40">7 <text:s text:c="21"/></text:span><text:span text:style-name="T48">Do</text:span></text:p>
        <text:p text:style-name="P55"><text:span text:style-name="T99"><text:s text:c="9"/>QUE SON UNO DOS Y TRES</text:span><text:span text:style-name="T100">.</text:span></text:p>
        <text:p text:style-name="P108"><text:span text:style-name="T50"><text:s text:c="31"/>Mi</text:span><text:span text:style-name="T51">m</text:span><text:span text:style-name="T49"> <text:s text:c="22"/></text:span><text:span text:style-name="T50">La</text:span><text:span text:style-name="T51">m</text:span></text:p>
        <text:p text:style-name="P55"><text:span text:style-name="T99"><text:s text:c="9"/></text:span><text:span text:style-name="T94">¿</text:span><text:span text:style-name="T100">D</text:span><text:span text:style-name="T99">E</text:span><text:span text:style-name="T100"> </text:span><text:span text:style-name="T99">DÓNDE</text:span><text:span text:style-name="T100"> </text:span><text:span text:style-name="T99">VENÍS</text:span><text:span text:style-name="T100"> </text:span><text:span text:style-name="T99">VOSOTROS</text:span><text:span text:style-name="T100">,</text:span></text:p>
        <text:p text:style-name="P108"><text:span text:style-name="T52"><text:s text:c="29"/></text:span><text:span text:style-name="T50">Re</text:span><text:span text:style-name="T52">7 <text:s text:c="25"/></text:span><text:span text:style-name="T50">Sol</text:span></text:p>
        <text:p text:style-name="P55"><text:span text:style-name="T99"><text:s text:c="9"/>CON CABALLOS Y CAMELLOS</text:span><text:span text:style-name="T101">?</text:span></text:p>
        <text:p text:style-name="P86"><text:s text:c="40"/>Do</text:p>
        <text:p text:style-name="P35"><text:span text:style-name="T93"><text:s text:c="9"/></text:span><text:span text:style-name="T90">¿</text:span><text:span text:style-name="T91">QUIENES S</text:span><text:span text:style-name="T92">OI</text:span><text:span text:style-name="T91">S</text:span><text:span text:style-name="T90">?, ¿</text:span><text:span text:style-name="T91">QUIENES SO</text:span><text:span text:style-name="T92">I</text:span><text:span text:style-name="T91">S</text:span><text:span text:style-name="T90">?</text:span></text:p>
        <text:p text:style-name="P86"><text:s text:c="31"/>Sol<text:span text:style-name="T102">7 <text:s text:c="28"/></text:span>Do</text:p>
        <text:p text:style-name="P35"><text:span text:style-name="T93"><text:s text:c="9"/></text:span><text:span text:style-name="T90">¿Q</text:span><text:span text:style-name="T91">UE</text:span><text:span text:style-name="T90"> </text:span><text:span text:style-name="T91">VENÍS</text:span><text:span text:style-name="T90"> </text:span><text:span text:style-name="T91">A HACER AQUÍ</text:span><text:span text:style-name="T90">?</text:span></text:p>
        <text:p text:style-name="P68"/>
        <text:p text:style-name="P54"><text:span text:style-name="T70">Me</text:span><text:span text:style-name="T71">l</text:span><text:span text:style-name="T70">cho</text:span><text:span text:style-name="T72">r</text:span></text:p>
        <text:p text:style-name="P86"><text:s text:c="8"/>Do</text:p>
        <text:p text:style-name="P111"><text:bookmark-start text:name="__DdeLink__43_1385492257"/><text:span text:style-name="T67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107"><text:span text:style-name="T40"><text:s text:c="55"/></text:span><text:span text:style-name="T41">Sol</text:span></text:p>
        <text:p text:style-name="P112"><text:span text:style-name="T119"><text:s text:c="9"/></text:span><text:bookmark-start text:name="__DdeLink__46_1385492257"/>del país de<text:bookmark-end text:name="__DdeLink__46_1385492257"/>l oro y la plata.</text:p>
        <text:p text:style-name="P108"><text:span text:style-name="T49"><text:s text:c="28"/></text:span><text:span text:style-name="T53">Fa</text:span><text:span text:style-name="T49"> <text:s text:c="42"/></text:span><text:span text:style-name="T53">Do</text:span></text:p>
        <text:p text:style-name="P112"><text:span text:style-name="T119"><text:s text:c="9"/></text:span><text:bookmark-start text:name="__DdeLink__48_1385492257"/><text:bookmark-start text:name="__DdeLink__37_1385492257"/><text:span text:style-name="T103">M</text:span>as de noche no puedo dormir</text:p>
        <text:p text:style-name="P107"><text:span text:style-name="T43"><text:s text:c="62"/></text:span><text:span text:style-name="T41">Sol</text:span><text:span text:style-name="T64">7</text:span></text:p>
        <text:p text:style-name="P112"><text:span text:style-name="T119"><text:s text:c="9"/></text:span>porque he visto una estrella,</text:p>
        <text:p text:style-name="P109"><text:span text:style-name="T51"><text:s text:c="51"/></text:span><text:span text:style-name="T53">Do</text:span><text:span text:style-name="T51"> <text:s text:c="7"/></text:span><text:span text:style-name="T53">Do</text:span><text:span text:style-name="T51">7</text:span></text:p>
        <text:p text:style-name="P112"><text:span text:style-name="T119"><text:s text:c="9"/></text:span>una estrella en el cielo.<text:bookmark-end text:name="__DdeLink__48_1385492257"/><text:bookmark-end text:name="__DdeLink__37_1385492257"/></text:p>
        <text:p text:style-name="P108"><text:span text:style-name="T49"><text:s text:c="31"/></text:span><text:span text:style-name="T53">Fa</text:span></text:p>
        <text:p text:style-name="P50"><text:span text:style-name="T80">A.</text:span><text:span text:style-name="T76"> <text:s text:c="3"/></text:span><text:bookmark-start text:name="__DdeLink__48_13854922571"/><text:bookmark-start text:name="__DdeLink__37_13854922571"/><text:span text:style-name="T131">M</text:span><text:span text:style-name="T132">AS</text:span><text:span text:style-name="T128"> </text:span><text:span text:style-name="T132">DE</text:span><text:span text:style-name="T128"> </text:span><text:span text:style-name="T132">NOCHE</text:span></text:p>
        <text:p text:style-name="P86"><text:s text:c="50"/>Do</text:p>
        <text:p text:style-name="P51"><text:span text:style-name="T99"><text:s text:c="9"/></text:span><text:span text:style-name="T132">NO</text:span><text:span text:style-name="T128"> </text:span><text:span text:style-name="T132">PUEDE</text:span><text:span text:style-name="T128"> </text:span><text:span text:style-name="T132">DORMIR</text:span></text:p>
        <text:p text:style-name="P108"><text:span text:style-name="T53"><text:s text:c="24"/></text:span><text:span text:style-name="T51"><text:s text:c="53"/></text:span><text:span text:style-name="T53">Sol</text:span><text:span text:style-name="T54">7</text:span></text:p>
        <text:p text:style-name="P51"><text:span text:style-name="T99"><text:s text:c="9"/></text:span><text:span text:style-name="T132">PORQUE HA</text:span><text:span text:style-name="T128"> </text:span><text:span text:style-name="T132">VISTO</text:span><text:span text:style-name="T62"> </text:span><text:span text:style-name="T132">UNA</text:span><text:span text:style-name="T128"> </text:span><text:span text:style-name="T132">ESTRELLA</text:span><text:span text:style-name="T128">,</text:span></text:p>
        <text:p text:style-name="P87"><text:s text:c="74"/><text:span text:style-name="T104">Do</text:span></text:p>
        <text:p text:style-name="P51"><text:span text:style-name="T99"><text:s text:c="9"/></text:span><text:span text:style-name="T132">UNA</text:span><text:span text:style-name="T128"> </text:span><text:span text:style-name="T132">ESTRELLA</text:span><text:span text:style-name="T128"> </text:span><text:span text:style-name="T132">EN</text:span><text:span text:style-name="T128"> </text:span><text:span text:style-name="T132">EL</text:span><text:span text:style-name="T128"> </text:span><text:span text:style-name="T132">CIELO</text:span><text:span text:style-name="T128">.</text:span><text:bookmark-end text:name="__DdeLink__37_13854922571"/><text:bookmark-end text:name="__DdeLink__48_13854922571"/></text:p>
        <text:p text:style-name="P102"><text:span text:style-name="T126"/></text:p>
        <text:p text:style-name="P84"><text:s text:c="11"/>Do</text:p>
        <text:p text:style-name="P52"><text:bookmark-start text:name="__DdeLink__52_138549225721"/><text:span text:style-name="T82">A</text:span><text:bookmark-end text:name="__DdeLink__52_138549225721"/><text:span text:style-name="T82">.</text:span><text:span text:style-name="T75"> <text:s text:c="3"/></text:span><text:span text:style-name="T23">LOS NIÑOS DE BELÉN</text:span><text:span text:style-name="T63"> </text:span><text:span text:style-name="T23">ESTÁN...</text:span></text:p>
        <text:p text:style-name="P89"/>
        <text:p text:style-name="P113">Gaspar</text:p>
        <text:p text:style-name="P86"><text:s text:c="8"/>Do</text:p>
        <text:p text:style-name="P111"><text:bookmark-start text:name="__DdeLink__43_13854922571"/><text:span text:style-name="T67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107"><text:span text:style-name="T40"><text:s text:c="74"/></text:span><text:span text:style-name="T41">Sol</text:span></text:p>
        <text:p text:style-name="P112"><text:span text:style-name="T119"><text:s text:c="9"/></text:span><text:bookmark-start text:name="__DdeLink__46_13854922571"/>del país de<text:bookmark-end text:name="__DdeLink__46_13854922571"/>l <text:span text:style-name="T105">incien</text:span><text:span text:style-name="T103">s</text:span><text:span text:style-name="T105">o y el perfume.</text:span></text:p>
        <text:p text:style-name="P112"/>
        <text:p text:style-name="P108"><text:span text:style-name="T49"><text:s text:c="28"/></text:span><text:span text:style-name="T53">Fa</text:span><text:span text:style-name="T49"> <text:s text:c="41"/></text:span><text:span text:style-name="T53">Do</text:span></text:p>
        <text:p text:style-name="P112"><text:span text:style-name="T119"><text:s text:c="9"/></text:span><text:bookmark-start text:name="__DdeLink__37_13854922572"/><text:bookmark-start text:name="__DdeLink__48_13854922572"/><text:span text:style-name="T106">M</text:span>as de noche no puedo dormir</text:p>
        <text:p text:style-name="P107"><text:span text:style-name="T43"><text:s text:c="62"/></text:span><text:span text:style-name="T41">Sol</text:span><text:span text:style-name="T64">7</text:span></text:p>
        <text:p text:style-name="P112"><text:span text:style-name="T119"><text:s text:c="9"/></text:span>porque he visto una estrella,</text:p>
        <text:p text:style-name="P108"><text:span text:style-name="T51"><text:s text:c="51"/></text:span><text:span text:style-name="T53">Do</text:span><text:span text:style-name="T51"> <text:s text:c="7"/></text:span><text:span text:style-name="T53">Do</text:span><text:span text:style-name="T51">7</text:span></text:p>
        <text:p text:style-name="P112"><text:span text:style-name="T119"><text:s text:c="9"/></text:span>una estrella en el cielo.<text:bookmark-end text:name="__DdeLink__48_13854922572"/><text:bookmark-end text:name="__DdeLink__37_13854922572"/></text:p>
        <text:p text:style-name="P110"><text:span text:style-name="T49"><text:s text:c="31"/></text:span><text:span text:style-name="T53">Fa</text:span></text:p>
        <text:p text:style-name="P52"><text:span text:style-name="T83">A.</text:span><text:span text:style-name="T73"> <text:s text:c="3"/></text:span><text:span text:style-name="T24">M</text:span><text:span text:style-name="T25">AS DE NOCHE…</text:span></text:p>
        <text:p text:style-name="P103"><text:bookmark-start text:name="__DdeLink__61_1385492257"/><text:span text:style-name="T25"/></text:p>
        <text:p text:style-name="P84"><text:s text:c="11"/>Do</text:p>
        <text:p text:style-name="P52"><text:bookmark-start text:name="__DdeLink__52_1385492257211"/><text:span text:style-name="T82">A</text:span><text:bookmark-end text:name="__DdeLink__52_1385492257211"/><text:span text:style-name="T82">.</text:span><text:span text:style-name="T75"> <text:s text:c="3"/></text:span><text:span text:style-name="T23">LOS NIÑOS DE BELÉN</text:span><text:span text:style-name="T63"> </text:span><text:span text:style-name="T23">ESTÁN...</text:span></text:p>
        <text:p text:style-name="P90"><text:bookmark-end text:name="__DdeLink__61_1385492257"/></text:p>
        <text:p text:style-name="P54"><text:span text:style-name="T74">Balta</text:span><text:span text:style-name="T71">s</text:span><text:span text:style-name="T74">a</text:span><text:span text:style-name="T72">r</text:span></text:p>
        <text:p text:style-name="P86"><text:s text:c="8"/>Do</text:p>
        <text:p text:style-name="P111"><text:bookmark-start text:name="__DdeLink__43_13854922572"/><text:span text:style-name="T67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107"><text:span text:style-name="T40"><text:s text:c="66"/></text:span><text:span text:style-name="T41">Sol</text:span></text:p>
        <text:p text:style-name="P112"><text:span text:style-name="T119"><text:s text:c="9"/></text:span><text:bookmark-start text:name="__DdeLink__46_13854922572"/>del país de<text:bookmark-end text:name="__DdeLink__46_13854922572"/> <text:span text:style-name="T107">la mirra y el aceite.</text:span></text:p>
        <text:p text:style-name="P108"><text:span text:style-name="T49"><text:s text:c="28"/></text:span><text:span text:style-name="T53">Fa</text:span><text:span text:style-name="T49"> <text:s text:c="41"/></text:span><text:span text:style-name="T53">Do</text:span></text:p>
        <text:p text:style-name="P112"><text:span text:style-name="T119"><text:s text:c="9"/></text:span><text:bookmark-start text:name="__DdeLink__48_13854922573"/><text:bookmark-start text:name="__DdeLink__37_13854922573"/><text:span text:style-name="T108">M</text:span>as de noche no puedo dormir</text:p>
        <text:p text:style-name="P107"><text:span text:style-name="T43"><text:s text:c="62"/></text:span><text:span text:style-name="T41">Sol</text:span><text:span text:style-name="T64">7</text:span></text:p>
        <text:p text:style-name="P112"><text:span text:style-name="T119"><text:s text:c="9"/></text:span>porque he visto una estrella,</text:p>
        <text:p text:style-name="P108"><text:span text:style-name="T51"><text:s text:c="51"/></text:span><text:span text:style-name="T53">Do</text:span><text:span text:style-name="T51"> <text:s text:c="7"/></text:span><text:span text:style-name="T53">Do</text:span><text:span text:style-name="T51">7</text:span></text:p>
        <text:p text:style-name="P112"><text:span text:style-name="T119"><text:s text:c="9"/></text:span>una estrella en el cielo.<text:bookmark-end text:name="__DdeLink__48_13854922573"/><text:bookmark-end text:name="__DdeLink__37_13854922573"/></text:p>
        <text:p text:style-name="P110"><text:span text:style-name="T49"><text:s text:c="31"/></text:span><text:span text:style-name="T53">Fa</text:span></text:p>
        <text:p text:style-name="P52"><text:span text:style-name="T83">A.</text:span><text:span text:style-name="T73"> <text:s text:c="3"/></text:span><text:span text:style-name="T24">M</text:span><text:span text:style-name="T25">AS DE NOCHE…</text:span></text:p>
        <text:p text:style-name="P103"><text:bookmark-start text:name="__DdeLink__61_13854922571"/><text:span text:style-name="T25"/></text:p>
        <text:p text:style-name="P84"><text:s text:c="11"/>Do</text:p>
        <text:p text:style-name="P52"><text:bookmark-start text:name="__DdeLink__52_13854922572111"/><text:span text:style-name="T82">A</text:span><text:bookmark-end text:name="__DdeLink__52_13854922572111"/><text:span text:style-name="T82">.</text:span><text:span text:style-name="T75"> <text:s text:c="3"/></text:span><text:span text:style-name="T23">LOS NIÑOS DE BELÉN</text:span><text:span text:style-name="T63"> </text:span><text:span text:style-name="T23">ESTÁN...</text:span></text:p>
        <text:p text:style-name="P80"><text:bookmark-end text:name="__DdeLink__61_13854922571"/></text:p>
        <text:p text:style-name="P49"><text:span text:style-name="T109">Melcho</text:span><text:span text:style-name="T110">r</text:span><text:span text:style-name="T109">, Gaspar y </text:span><text:span text:style-name="T111">Balta</text:span><text:span text:style-name="T110">s</text:span><text:span text:style-name="T111">ar</text:span></text:p>
        <text:p text:style-name="P88"><text:s text:c="9"/>Do</text:p>
        <text:p text:style-name="P111"><text:span text:style-name="T67">S. <text:s text:c="3"/></text:span>V<text:bookmark-start text:name="__DdeLink__39_1385492257111"/>enimos del oriente lejano,<text:bookmark-end text:name="__DdeLink__39_1385492257111"/></text:p>
        <text:p text:style-name="P107"><text:span text:style-name="T40"><text:s text:c="79"/></text:span><text:span text:style-name="T42">Sol</text:span></text:p>
        <text:p text:style-name="P112"><text:span text:style-name="T119"><text:s text:c="9"/></text:span>hemos visto en el cielo u<text:span text:style-name="T109">na</text:span> estrella.</text:p>
        <text:p text:style-name="P108"><text:span text:style-name="T49"><text:s text:c="20"/></text:span><text:span text:style-name="T55">Fa</text:span><text:span text:style-name="T49"> <text:s text:c="36"/></text:span><text:span text:style-name="T55">Do</text:span></text:p>
        <text:p text:style-name="P112"><text:span text:style-name="T119"><text:s text:c="9"/></text:span><text:bookmark-start text:name="__DdeLink__69_1385492257"/>Y venimos a adorar al rey</text:p>
        <text:p text:style-name="P107"><text:span text:style-name="T43"><text:s text:c="42"/></text:span><text:span text:style-name="T42">Sol</text:span><text:span text:style-name="T44">7</text:span></text:p>
        <text:p text:style-name="P112"><text:span text:style-name="T119"><text:s text:c="9"/></text:span><text:span text:style-name="T112">a</text:span>l rey de los judíos</text:p>
        <text:p text:style-name="P107"><text:span text:style-name="T43"><text:s text:c="44"/></text:span><text:span text:style-name="T42">Do</text:span><text:span text:style-name="T44"><text:tab/></text:span><text:span text:style-name="T42">Do</text:span><text:span text:style-name="T44">7</text:span></text:p>
        <text:p text:style-name="P112"><text:span text:style-name="T119"><text:s text:c="9"/></text:span>que <text:span text:style-name="T109">ha </text:span>naci<text:span text:style-name="T109">do</text:span> aquí.<text:bookmark-end text:name="__DdeLink__69_1385492257"/></text:p>
        <text:p text:style-name="P108"><text:span text:style-name="T49"><text:s text:c="15"/></text:span><text:span text:style-name="T56">Fa</text:span><text:span text:style-name="T49"> <text:s text:c="52"/></text:span><text:span text:style-name="T56">Do</text:span></text:p>
        <text:p text:style-name="P50"><text:span text:style-name="T81">A.</text:span><text:span text:style-name="T77"> <text:s text:c="3"/></text:span><text:bookmark-start text:name="__DdeLink__69_13854922571"/><text:span text:style-name="T133">Y </text:span><text:span text:style-name="T134">VIENEN</text:span><text:span text:style-name="T128"> </text:span><text:span text:style-name="T134">A</text:span><text:span text:style-name="T128"> </text:span><text:span text:style-name="T134">ADORAR AL REY</text:span></text:p>
        <text:p text:style-name="P108"><text:span text:style-name="T56"><text:s text:c="14"/></text:span><text:span text:style-name="T51"><text:s text:c="41"/></text:span><text:span text:style-name="T56">Sol</text:span><text:span text:style-name="T57">7</text:span></text:p>
        <text:p text:style-name="P56"><text:span text:style-name="T119"><text:s text:c="9"/></text:span>AL REY DE LOS JUDÍOS</text:p>
        <text:p text:style-name="P108"><text:span text:style-name="T56"><text:s text:c="11"/></text:span><text:span text:style-name="T51"><text:s text:c="42"/></text:span><text:span text:style-name="T56">Do</text:span></text:p>
        <text:p text:style-name="P51"><text:bookmark-end text:name="__DdeLink__69_13854922571"/><text:span text:style-name="T99"><text:s text:c="9"/></text:span><text:span text:style-name="T134">QUE HA N</text:span><text:span text:style-name="T135">A</text:span><text:span text:style-name="T134">CIDO AQUÍ.</text:span></text:p>
        <text:p text:style-name="P51"><text:span text:style-name="T134"/></text:p>
        <text:p text:style-name="P85"><text:s text:c="11"/>Do</text:p>
        <text:p text:style-name="P71"><text:bookmark-start text:name="__DdeLink__52_1385492257212"/><text:span text:style-name="T82">A</text:span><text:bookmark-end text:name="__DdeLink__52_1385492257212"/><text:span text:style-name="T82">.</text:span><text:span text:style-name="T75"> <text:s text:c="3"/></text:span><text:span text:style-name="T136">LOS NIÑOS DE BELÉN</text:span><text:span text:style-name="T63"> </text:span><text:span text:style-name="T136">ESTÁN…</text:span></text:p>
        <text:p text:style-name="P7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" style:font-pitch="fixed"/>
    <style:font-face style:name="Comic Sans MS" svg:font-family="'Comic Sans MS'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4-01-04T20:31:28.905522242</dc:date>
    <meta:editing-duration>P3DT7H33M45S</meta:editing-duration>
    <meta:editing-cycles>256</meta:editing-cycles>
    <meta:generator>LibreOffice/7.5.6.2$Linux_X86_64 LibreOffice_project/50$Build-2</meta:generator>
    <meta:document-statistic meta:table-count="0" meta:image-count="0" meta:object-count="0" meta:page-count="5" meta:paragraph-count="139" meta:word-count="974" meta:character-count="7273" meta:non-whitespace-character-count="4285"/>
  </office:meta>
</office:document-meta>
</file>